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023b" officeooo:paragraph-rsid="001f023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f023b" officeooo:paragraph-rsid="001f023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0f0bb" officeooo:paragraph-rsid="0020f0bb" style:font-weight-asian="normal" style:font-weight-complex="normal"/>
    </style:style>
    <style:style style:name="T1" style:family="text">
      <style:text-properties officeooo:rsid="0020f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4 demo URL</text:p>
      <text:p text:style-name="P1"/>
      <text:p text:style-name="P2">ZERVPLATFORM-UI <text:s/>URL: <text:a xlink:type="simple" xlink:href="http://34.213.38.204:4201/" text:style-name="Internet_20_link" text:visited-style-name="Visited_20_Internet_20_Link">http://34.213.38.204:4201</text:a></text:p>
      <text:p text:style-name="P2">ZERVGUNBROKER-<text:span text:style-name="T1">UI</text:span> <text:s text:c="2"/>URL : <text:a xlink:type="simple" xlink:href="http://34.213.38.204:4203/" text:style-name="Internet_20_link" text:visited-style-name="Visited_20_Internet_20_Link">http://34.213.38.204:4203</text:a></text:p>
      <text:p text:style-name="P2">ZERVONBOARDING <text:s/>URL :<text:a xlink:type="simple" xlink:href="http://34.213.38.204:6060/" text:style-name="Internet_20_link" text:visited-style-name="Visited_20_Internet_20_Link">http://34.213.38.204:6060</text:a></text:p>
      <text:p text:style-name="P2">ZERVMARKETPLACE <text:s/>URL: <text:a xlink:type="simple" xlink:href="http://34.213.38.204:6062/" text:style-name="Internet_20_link" text:visited-style-name="Visited_20_Internet_20_Link">http://34.213.38.204:6062</text:a></text:p>
      <text:p text:style-name="P2">ZERVMATCHMAKING <text:s/>URL: <text:a xlink:type="simple" xlink:href="http://34.213.38.204:7081/" text:style-name="Internet_20_link" text:visited-style-name="Visited_20_Internet_20_Link">http://34.213.38.204:7081</text:a></text:p>
      <text:p text:style-name="P2">ZERVNOTIFICATION <text:s/>URL: <text:a xlink:type="simple" xlink:href="http://34.213.38.204:7082/" text:style-name="Internet_20_link" text:visited-style-name="Visited_20_Internet_20_Link">http://34.213.38.204:7082</text:a></text:p>
      <text:p text:style-name="P2">ZERVMAILER <text:s/>URL: <text:a xlink:type="simple" xlink:href="http://34.213.38.204:7090/" text:style-name="Internet_20_link" text:visited-style-name="Visited_20_Internet_20_Link">http://34.213.38.204:7090</text:a></text:p>
      <text:p text:style-name="P2">ZERVAUTHENTICATION <text:s/>URL: <text:a xlink:type="simple" xlink:href="http://34.213.38.204:6070/" text:style-name="Internet_20_link" text:visited-style-name="Visited_20_Internet_20_Link">http://34.213.38.204:6070</text:a></text:p>
      <text:p text:style-name="P3">ZERVGUNBROKER <text:s text:c="2"/>URL: http://34.213.38.204:606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7:18:48.979520569</meta:creation-date>
    <dc:date>2018-07-10T17:41:49.809304819</dc:date>
    <meta:editing-duration>PT23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1" meta:character-count="439" meta:non-whitespace-character-count="407"/>
  </office:meta>
</office:document-meta>
</file>